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fill-color="#e6e6e6" draw:textarea-horizontal-align="justify" draw:textarea-vertical-align="top" draw:auto-grow-height="false" fo:padding-top="0.03cm"/>
    </style:style>
    <style:style style:name="P1" style:family="paragraph">
      <style:paragraph-properties fo:text-align="center"/>
      <style:text-properties fo:font-size="8pt" fo:font-weight="bold" style:font-size-asian="18pt" style:font-size-complex="18pt"/>
    </style:style>
    <style:style style:name="P2" style:family="paragraph">
      <style:paragraph-properties fo:text-align="center"/>
      <style:text-properties fo:font-size="6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5" draw:id="id5">
          <draw:custom-shape draw:style-name="gr1" draw:text-style-name="P1" draw:layer="layout" svg:width="3.9cm" svg:height="2.1cm" svg:x="15.8cm" svg:y="14.7cm">
            <text:p text:style-name="P1">PfnPageTabl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9cm" svg:height="1.6cm" svg:x="15.8cm" svg:y="15.2cm">
            <text:p text:style-name="P2">* Synchronization: WS Mutex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3.9cm" svg:height="2.1cm" svg:x="11.7cm" svg:y="14.7cm">
            <text:p text:style-name="P1">PfnPrivat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9cm" svg:height="1.6cm" svg:x="11.7cm" svg:y="15.2cm">
            <text:p text:style-name="P2">* Synchronization: WS Mutex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3.9cm" svg:height="2.1cm" svg:x="8.7cm" svg:y="7.1cm">
            <text:p text:style-name="P1">PfnFre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9cm" svg:height="1.6cm" svg:x="8.7cm" svg:y="7.6cm">
            <text:p text:style-name="P2">* Synchronization: PfnDatabaseLock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1" draw:layer="layout" svg:width="3.9cm" svg:height="2.1cm" svg:x="7.6cm" svg:y="14.7cm">
            <text:p text:style-name="P1">PfnShared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9cm" svg:height="1.6cm" svg:x="7.6cm" svg:y="15.2cm">
            <text:p text:style-name="P2">* Synchronization: Section Mutex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" draw:text-style-name="P1" draw:layer="layout" svg:width="3.9cm" svg:height="2.1cm" svg:x="11.7cm" svg:y="10.4cm">
            <text:p text:style-name="P1">PfnAllocated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9cm" svg:height="1.6cm" svg:x="11.7cm" svg:y="10.9cm">
            <text:p text:style-name="P2">* Synchronization: none needed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12.6cm" svg:y1="8.15cm" svg:x2="13.65cm" svg:y2="10.4cm" draw:start-shape="id1" draw:end-shape="id2" draw:end-glue-point="0" svg:d="m12600 8150 1050 2250">
          <text:p/>
        </draw:connector>
        <draw:connector draw:style-name="gr3" draw:text-style-name="P3" draw:layer="layout" draw:type="line" svg:x1="13.65cm" svg:y1="12.5cm" svg:x2="13.65cm" svg:y2="14.7cm" draw:start-shape="id2" draw:start-glue-point="2" draw:end-shape="id3" draw:end-glue-point="0" svg:d="m13650 12500v2200">
          <text:p/>
        </draw:connector>
        <draw:connector draw:style-name="gr3" draw:text-style-name="P3" draw:layer="layout" draw:type="line" svg:x1="13.65cm" svg:y1="12.5cm" svg:x2="9.55cm" svg:y2="14.7cm" draw:start-shape="id2" draw:start-glue-point="2" draw:end-shape="id4" draw:end-glue-point="0" svg:d="m13650 12500-4100 2200">
          <text:p/>
        </draw:connector>
        <draw:connector draw:style-name="gr3" draw:text-style-name="P3" draw:layer="layout" draw:type="line" svg:x1="13.65cm" svg:y1="12.5cm" svg:x2="17.75cm" svg:y2="14.7cm" draw:start-shape="id2" draw:start-glue-point="2" draw:end-shape="id5" draw:end-glue-point="0" svg:d="m13650 12500 4100 2200">
          <text:p/>
        </draw:connector>
        <draw:custom-shape draw:style-name="gr4" draw:text-style-name="P3" xml:id="id6" draw:id="id6" draw:layer="layout" svg:width="3.4cm" svg:height="2.9cm" svg:x="11.9cm" svg:y="20.3cm">
          <text:p text:style-name="P3">MD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3" draw:layer="layout" draw:type="line" svg:x1="9.55cm" svg:y1="16.8cm" svg:x2="13.6cm" svg:y2="20.3cm" draw:start-shape="id4" draw:start-glue-point="2" draw:end-shape="id6" draw:end-glue-point="5" svg:d="m9550 16800 4050 3500">
          <text:p/>
        </draw:connector>
        <draw:connector draw:style-name="gr3" draw:text-style-name="P3" draw:layer="layout" draw:type="line" svg:x1="13.65cm" svg:y1="16.8cm" svg:x2="13.6cm" svg:y2="20.3cm" draw:start-shape="id3" draw:start-glue-point="2" draw:end-shape="id6" draw:end-glue-point="5" svg:d="m13650 16800-50 3500">
          <text:p/>
        </draw:connector>
        <draw:connector draw:style-name="gr3" draw:text-style-name="P3" draw:layer="layout" draw:type="line" svg:x1="17.75cm" svg:y1="16.8cm" svg:x2="13.6cm" svg:y2="20.3cm" draw:start-shape="id5" draw:start-glue-point="2" draw:end-shape="id6" draw:end-glue-point="5" svg:d="m17750 16800-4150 3500">
          <text:p/>
        </draw:connector>
        <draw:g xml:id="id7" draw:id="id7">
          <draw:custom-shape draw:style-name="gr1" draw:text-style-name="P1" draw:layer="layout" svg:width="3.9cm" svg:height="2.1cm" svg:x="5.3cm" svg:y="17cm">
            <text:p text:style-name="P1">PfnFirmware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9cm" svg:height="1.6cm" svg:x="5.3cm" svg:y="17.5cm">
            <text:p text:style-name="P2">* Synchronization: PhysicalMemoryLock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draw:type="line" svg:x1="9.2cm" svg:y1="18.05cm" svg:x2="13.6cm" svg:y2="20.3cm" draw:start-shape="id7" draw:start-glue-point="1" draw:end-shape="id6" draw:end-glue-point="5" svg:d="m9200 18050 4400 2250">
          <text:p/>
        </draw:connector>
        <draw:custom-shape draw:style-name="gr5" draw:text-style-name="P1" draw:layer="layout" svg:width="6.2cm" svg:height="1cm" svg:x="10.5cm" svg:y="18.7cm">
          <text:p text:style-name="P1">Lock Pages</text:p>
          <text:p text:style-name="P1"><text:span text:style-name="T1">* PfnLockingMutex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29T19:20:02.54</meta:creation-date>
    <dc:date>2013-12-30T13:49:34.08</dc:date>
    <meta:editing-duration>PT18H14M20S</meta:editing-duration>
    <meta:editing-cycles>2</meta:editing-cycles>
    <meta:generator>OpenOffice.org/3.4$Win32 OpenOffice.org_project/340m1$Build-9590</meta:generator>
    <meta:document-statistic meta:object-count="28"/>
  </office:meta>
</office:document-meta>
</file>